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FFE54C5845FE5314.png" manifest:media-type="image/png"/>
  <manifest:file-entry manifest:full-path="Pictures/100000010000032000000320D1CB0FF56D8D0783.png" manifest:media-type="image/png"/>
  <manifest:file-entry manifest:full-path="Pictures/1000000100000320000003203805A8FD9CF7EE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57575" draw:textarea-horizontal-align="justify" draw:textarea-vertical-align="middle" draw:auto-grow-height="false" fo:min-height="0.016cm" fo:min-width="0.397cm"/>
    </style:style>
    <style:style style:name="gr2" style:family="graphic" style:parent-style-name="standard">
      <style:graphic-properties draw:stroke="none" draw:fill-color="#81c784" draw:textarea-horizontal-align="justify" draw:textarea-vertical-align="middle" draw:auto-grow-height="false" fo:min-height="0.016cm" fo:min-width="0.397cm"/>
    </style:style>
    <style:style style:name="gr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1744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757575"/>
      <style:paragraph-properties fo:text-align="center"/>
    </style:style>
    <style:style style:name="P2" style:family="paragraph">
      <loext:graphic-properties draw:fill-color="#81c78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17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165cm" svg:height="0.5cm" draw:transform="rotate (-1.0471975511966) translate (2.586cm 1.459cm)">
          <text:p/>
          <draw:enhanced-geometry svg:viewBox="0 0 21600 21600" draw:mirror-horizontal="false" draw:mirror-vertical="false" draw:text-areas="0 ?f0 ?f5 ?f2" draw:type="right-arrow" draw:modifiers="16061.063464837 6941.317365269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165cm" svg:height="0.5cm" draw:transform="rotate (-2.0943951023932) translate (1.857cm 1.699cm)">
          <text:p/>
          <draw:enhanced-geometry svg:viewBox="0 0 21600 21600" draw:mirror-horizontal="false" draw:mirror-vertical="false" draw:text-areas="0 ?f0 ?f5 ?f2" draw:type="right-arrow" draw:modifiers="16246.3121783877 6811.976047904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75cm" svg:height="1.75cm" svg:x="0.25cm" svg:y="2.249cm">
          <draw:image xlink:href="Pictures/1000000100000320000003203805A8FD9CF7EE6C.png" xlink:type="simple" xlink:show="embed" xlink:actuate="onLoad" draw:mime-type="image/png">
            <text:p/>
          </draw:image>
        </draw:frame>
        <draw:frame draw:style-name="gr3" draw:text-style-name="P3" draw:layer="layout" svg:width="1.671cm" svg:height="1.671cm" svg:x="1.25cm" svg:y="0cm">
          <draw:image xlink:href="Pictures/100000010000032000000320D1CB0FF56D8D0783.png" xlink:type="simple" xlink:show="embed" xlink:actuate="onLoad" draw:mime-type="image/png">
            <text:p/>
          </draw:image>
        </draw:frame>
        <draw:frame draw:style-name="gr3" draw:text-style-name="P3" draw:layer="layout" svg:width="1.25cm" svg:height="1.25cm" svg:x="2.5cm" svg:y="2.5cm">
          <draw:image xlink:href="Pictures/100000010000032000000320FFE54C5845FE5314.png" xlink:type="simple" xlink:show="embed" xlink:actuate="onLoad" draw:mime-type="image/png">
            <text:p/>
          </draw:image>
        </draw:frame>
        <draw:custom-shape draw:style-name="gr4" draw:text-style-name="P4" draw:layer="layout" svg:width="0.859cm" svg:height="0.859cm" draw:transform="rotate (-0.261799387799149) translate (2.287cm 1.44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8.323353293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 draw:opacity="10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13T18:35:21.464757075</meta:creation-date>
    <dc:date>2025-11-13T18:44:31.695578225</dc:date>
    <meta:editing-duration>PT7M46S</meta:editing-duration>
    <meta:editing-cycles>13</meta:editing-cycles>
    <meta:generator>LibreOffice/7.3.7.2$Linux_X86_64 LibreOffice_project/30$Build-2</meta:generator>
    <meta:document-statistic meta:object-count="6"/>
  </office:meta>
</office:document-meta>
</file>